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4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10.35mm" svg:height="126.44mm" svg:x="58.1mm" svg:y="5.04mm">
            <draw:object draw:notify-on-update-of-ranges="Foglio1.A2:Foglio1.A8 Foglio1.B2:Foglio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3.24mm" svg:height="140.58mm" svg:x="365.69mm" svg:y="4.22mm">
            <draw:object draw:notify-on-update-of-ranges="Foglio1.M1:Foglio1.M33 Foglio1.N1:Foglio1.N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emp</text:p>
          </table:table-cell>
          <table:table-cell table:number-columns-repeated="10"/>
          <table:table-cell office:value-type="string" calcext:value-type="string">
            <text:p>Analog</text:p>
          </table:table-cell>
          <table:table-cell table:style-name="Default" office:value-type="string" calcext:value-type="string">
            <text:p>Temperatur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460" calcext:value-type="float">
            <text:p>460</text:p>
          </table:table-cell>
          <table:table-cell table:formula="of:=FORECAST([.M3];[.$B$5:.$B$8];[.$A$5:.$A$8])" office:value-type="float" office:value="150.543352601156" calcext:value-type="float">
            <text:p>1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5" calcext:value-type="float">
            <text:p>155</text:p>
          </table:table-cell>
          <table:table-cell table:number-columns-repeated="10"/>
          <table:table-cell office:value-type="float" office:value="470" calcext:value-type="float">
            <text:p>470</text:p>
          </table:table-cell>
          <table:table-cell table:formula="of:=FORECAST([.M4];[.$B$5:.$B$8];[.$A$5:.$A$8])" office:value-type="float" office:value="162.023121387283" calcext:value-type="float">
            <text:p>1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2" calcext:value-type="float">
            <text:p>212</text:p>
          </table:table-cell>
          <table:table-cell table:number-columns-repeated="10"/>
          <table:table-cell office:value-type="float" office:value="480" calcext:value-type="float">
            <text:p>480</text:p>
          </table:table-cell>
          <table:table-cell table:formula="of:=FORECAST([.M5];[.$B$5:.$B$8];[.$A$5:.$A$8])" office:value-type="float" office:value="173.50289017341" calcext:value-type="float">
            <text:p>17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6" calcext:value-type="float">
            <text:p>276</text:p>
          </table:table-cell>
          <table:table-cell table:number-columns-repeated="10"/>
          <table:table-cell office:value-type="float" office:value="490" calcext:value-type="float">
            <text:p>490</text:p>
          </table:table-cell>
          <table:table-cell table:formula="of:=FORECAST([.M6];[.$B$5:.$B$8];[.$A$5:.$A$8])" office:value-type="float" office:value="184.982658959538" calcext:value-type="float">
            <text:p>18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0" calcext:value-type="float">
            <text:p>360</text:p>
          </table:table-cell>
          <table:table-cell table:number-columns-repeated="10"/>
          <table:table-cell office:value-type="float" office:value="500" calcext:value-type="float">
            <text:p>500</text:p>
          </table:table-cell>
          <table:table-cell table:formula="of:=FORECAST([.M7];[.$B$5:.$B$8];[.$A$5:.$A$8])" office:value-type="float" office:value="196.462427745665" calcext:value-type="float">
            <text:p>19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20" calcext:value-type="float">
            <text:p>420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table:formula="of:=FORECAST([.M8];[.$B$5:.$B$8];[.$A$5:.$A$8])" office:value-type="float" office:value="207.942196531792" calcext:value-type="float">
            <text:p>208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table:formula="of:=FORECAST([.M9];[.$B$5:.$B$8];[.$A$5:.$A$8])" office:value-type="float" office:value="219.421965317919" calcext:value-type="float">
            <text:p>219</text:p>
          </table:table-cell>
        </table:table-row>
        <table:table-row table:style-name="ro1">
          <table:table-cell table:number-columns-repeated="12"/>
          <table:table-cell office:value-type="float" office:value="530" calcext:value-type="float">
            <text:p>530</text:p>
          </table:table-cell>
          <table:table-cell table:formula="of:=FORECAST([.M10];[.$B$5:.$B$8];[.$A$5:.$A$8])" office:value-type="float" office:value="230.901734104046" calcext:value-type="float">
            <text:p>231</text:p>
          </table:table-cell>
        </table:table-row>
        <table:table-row table:style-name="ro1">
          <table:table-cell table:number-columns-repeated="12"/>
          <table:table-cell office:value-type="float" office:value="540" calcext:value-type="float">
            <text:p>540</text:p>
          </table:table-cell>
          <table:table-cell table:formula="of:=FORECAST([.M11];[.$B$5:.$B$8];[.$A$5:.$A$8])" office:value-type="float" office:value="242.381502890173" calcext:value-type="float">
            <text:p>242</text:p>
          </table:table-cell>
        </table:table-row>
        <table:table-row table:style-name="ro1">
          <table:table-cell table:number-columns-repeated="12"/>
          <table:table-cell office:value-type="float" office:value="550" calcext:value-type="float">
            <text:p>550</text:p>
          </table:table-cell>
          <table:table-cell table:formula="of:=FORECAST([.M12];[.$B$5:.$B$8];[.$A$5:.$A$8])" office:value-type="float" office:value="253.861271676301" calcext:value-type="float">
            <text:p>254</text:p>
          </table:table-cell>
        </table:table-row>
        <table:table-row table:style-name="ro1">
          <table:table-cell table:number-columns-repeated="12"/>
          <table:table-cell office:value-type="float" office:value="560" calcext:value-type="float">
            <text:p>560</text:p>
          </table:table-cell>
          <table:table-cell table:formula="of:=FORECAST([.M13];[.$B$5:.$B$8];[.$A$5:.$A$8])" office:value-type="float" office:value="265.341040462428" calcext:value-type="float">
            <text:p>265</text:p>
          </table:table-cell>
        </table:table-row>
        <table:table-row table:style-name="ro1">
          <table:table-cell table:number-columns-repeated="12"/>
          <table:table-cell office:value-type="float" office:value="570" calcext:value-type="float">
            <text:p>570</text:p>
          </table:table-cell>
          <table:table-cell table:formula="of:=FORECAST([.M14];[.$B$5:.$B$8];[.$A$5:.$A$8])" office:value-type="float" office:value="276.820809248555" calcext:value-type="float">
            <text:p>277</text:p>
          </table:table-cell>
        </table:table-row>
        <table:table-row table:style-name="ro1">
          <table:table-cell table:number-columns-repeated="12"/>
          <table:table-cell office:value-type="float" office:value="580" calcext:value-type="float">
            <text:p>580</text:p>
          </table:table-cell>
          <table:table-cell table:formula="of:=FORECAST([.M15];[.$B$5:.$B$8];[.$A$5:.$A$8])" office:value-type="float" office:value="288.300578034682" calcext:value-type="float">
            <text:p>288</text:p>
          </table:table-cell>
        </table:table-row>
        <table:table-row table:style-name="ro1">
          <table:table-cell table:number-columns-repeated="12"/>
          <table:table-cell office:value-type="float" office:value="590" calcext:value-type="float">
            <text:p>590</text:p>
          </table:table-cell>
          <table:table-cell table:formula="of:=FORECAST([.M16];[.$B$5:.$B$8];[.$A$5:.$A$8])" office:value-type="float" office:value="299.780346820809" calcext:value-type="float">
            <text:p>300</text:p>
          </table:table-cell>
        </table:table-row>
        <table:table-row table:style-name="ro1">
          <table:table-cell table:number-columns-repeated="12"/>
          <table:table-cell office:value-type="float" office:value="600" calcext:value-type="float">
            <text:p>600</text:p>
          </table:table-cell>
          <table:table-cell table:formula="of:=FORECAST([.M17];[.$B$5:.$B$8];[.$A$5:.$A$8])" office:value-type="float" office:value="311.260115606936" calcext:value-type="float">
            <text:p>311</text:p>
          </table:table-cell>
        </table:table-row>
        <table:table-row table:style-name="ro1">
          <table:table-cell table:number-columns-repeated="12"/>
          <table:table-cell office:value-type="float" office:value="610" calcext:value-type="float">
            <text:p>610</text:p>
          </table:table-cell>
          <table:table-cell table:formula="of:=FORECAST([.M18];[.$B$5:.$B$8];[.$A$5:.$A$8])" office:value-type="float" office:value="322.739884393064" calcext:value-type="float">
            <text:p>323</text:p>
          </table:table-cell>
        </table:table-row>
        <table:table-row table:style-name="ro1">
          <table:table-cell table:number-columns-repeated="12"/>
          <table:table-cell office:value-type="float" office:value="620" calcext:value-type="float">
            <text:p>620</text:p>
          </table:table-cell>
          <table:table-cell table:formula="of:=FORECAST([.M19];[.$B$5:.$B$8];[.$A$5:.$A$8])" office:value-type="float" office:value="334.219653179191" calcext:value-type="float">
            <text:p>334</text:p>
          </table:table-cell>
        </table:table-row>
        <table:table-row table:style-name="ro1">
          <table:table-cell table:number-columns-repeated="12"/>
          <table:table-cell office:value-type="float" office:value="630" calcext:value-type="float">
            <text:p>630</text:p>
          </table:table-cell>
          <table:table-cell table:formula="of:=FORECAST([.M20];[.$B$5:.$B$8];[.$A$5:.$A$8])" office:value-type="float" office:value="345.699421965318" calcext:value-type="float">
            <text:p>346</text:p>
          </table:table-cell>
        </table:table-row>
        <table:table-row table:style-name="ro1">
          <table:table-cell table:number-columns-repeated="12"/>
          <table:table-cell office:value-type="float" office:value="640" calcext:value-type="float">
            <text:p>640</text:p>
          </table:table-cell>
          <table:table-cell table:formula="of:=FORECAST([.M21];[.$B$5:.$B$8];[.$A$5:.$A$8])" office:value-type="float" office:value="357.179190751445" calcext:value-type="float">
            <text:p>357</text:p>
          </table:table-cell>
        </table:table-row>
        <table:table-row table:style-name="ro1">
          <table:table-cell table:number-columns-repeated="12"/>
          <table:table-cell office:value-type="float" office:value="650" calcext:value-type="float">
            <text:p>650</text:p>
          </table:table-cell>
          <table:table-cell table:formula="of:=FORECAST([.M22];[.$B$5:.$B$8];[.$A$5:.$A$8])" office:value-type="float" office:value="368.658959537572" calcext:value-type="float">
            <text:p>369</text:p>
          </table:table-cell>
        </table:table-row>
        <table:table-row table:style-name="ro1">
          <table:table-cell table:number-columns-repeated="12"/>
          <table:table-cell office:value-type="float" office:value="660" calcext:value-type="float">
            <text:p>660</text:p>
          </table:table-cell>
          <table:table-cell table:formula="of:=FORECAST([.M23];[.$B$5:.$B$8];[.$A$5:.$A$8])" office:value-type="float" office:value="380.138728323699" calcext:value-type="float">
            <text:p>380</text:p>
          </table:table-cell>
        </table:table-row>
        <table:table-row table:style-name="ro1">
          <table:table-cell table:number-columns-repeated="12"/>
          <table:table-cell office:value-type="float" office:value="670" calcext:value-type="float">
            <text:p>670</text:p>
          </table:table-cell>
          <table:table-cell table:formula="of:=FORECAST([.M24];[.$B$5:.$B$8];[.$A$5:.$A$8])" office:value-type="float" office:value="391.618497109827" calcext:value-type="float">
            <text:p>392</text:p>
          </table:table-cell>
        </table:table-row>
        <table:table-row table:style-name="ro1">
          <table:table-cell table:number-columns-repeated="12"/>
          <table:table-cell office:value-type="float" office:value="680" calcext:value-type="float">
            <text:p>680</text:p>
          </table:table-cell>
          <table:table-cell table:formula="of:=FORECAST([.M25];[.$B$5:.$B$8];[.$A$5:.$A$8])" office:value-type="float" office:value="403.098265895954" calcext:value-type="float">
            <text:p>403</text:p>
          </table:table-cell>
        </table:table-row>
        <table:table-row table:style-name="ro1">
          <table:table-cell table:number-columns-repeated="12"/>
          <table:table-cell office:value-type="float" office:value="690" calcext:value-type="float">
            <text:p>690</text:p>
          </table:table-cell>
          <table:table-cell table:formula="of:=FORECAST([.M26];[.$B$5:.$B$8];[.$A$5:.$A$8])" office:value-type="float" office:value="414.578034682081" calcext:value-type="float">
            <text:p>415</text:p>
          </table:table-cell>
        </table:table-row>
        <table:table-row table:style-name="ro1">
          <table:table-cell table:number-columns-repeated="12"/>
          <table:table-cell office:value-type="float" office:value="700" calcext:value-type="float">
            <text:p>700</text:p>
          </table:table-cell>
          <table:table-cell table:formula="of:=FORECAST([.M27];[.$B$5:.$B$8];[.$A$5:.$A$8])" office:value-type="float" office:value="426.057803468208" calcext:value-type="float">
            <text:p>426</text:p>
          </table:table-cell>
        </table:table-row>
        <table:table-row table:style-name="ro1">
          <table:table-cell table:number-columns-repeated="12"/>
          <table:table-cell office:value-type="float" office:value="710" calcext:value-type="float">
            <text:p>710</text:p>
          </table:table-cell>
          <table:table-cell table:formula="of:=FORECAST([.M28];[.$B$5:.$B$8];[.$A$5:.$A$8])" office:value-type="float" office:value="437.537572254335" calcext:value-type="float">
            <text:p>438</text:p>
          </table:table-cell>
        </table:table-row>
        <table:table-row table:style-name="ro1">
          <table:table-cell table:number-columns-repeated="12"/>
          <table:table-cell office:value-type="float" office:value="720" calcext:value-type="float">
            <text:p>720</text:p>
          </table:table-cell>
          <table:table-cell table:formula="of:=FORECAST([.M29];[.$B$5:.$B$8];[.$A$5:.$A$8])" office:value-type="float" office:value="449.017341040462" calcext:value-type="float">
            <text:p>449</text:p>
          </table:table-cell>
        </table:table-row>
        <table:table-row table:style-name="ro1">
          <table:table-cell table:number-columns-repeated="12"/>
          <table:table-cell office:value-type="float" office:value="730" calcext:value-type="float">
            <text:p>730</text:p>
          </table:table-cell>
          <table:table-cell table:formula="of:=FORECAST([.M30];[.$B$5:.$B$8];[.$A$5:.$A$8])" office:value-type="float" office:value="460.49710982659" calcext:value-type="float">
            <text:p>460</text:p>
          </table:table-cell>
        </table:table-row>
        <table:table-row table:style-name="ro1">
          <table:table-cell table:number-columns-repeated="12"/>
          <table:table-cell office:value-type="float" office:value="740" calcext:value-type="float">
            <text:p>740</text:p>
          </table:table-cell>
          <table:table-cell table:formula="of:=FORECAST([.M31];[.$B$5:.$B$8];[.$A$5:.$A$8])" office:value-type="float" office:value="471.976878612717" calcext:value-type="float">
            <text:p>472</text:p>
          </table:table-cell>
        </table:table-row>
        <table:table-row table:style-name="ro1">
          <table:table-cell table:number-columns-repeated="12"/>
          <table:table-cell office:value-type="float" office:value="750" calcext:value-type="float">
            <text:p>750</text:p>
          </table:table-cell>
          <table:table-cell table:formula="of:=FORECAST([.M32];[.$B$5:.$B$8];[.$A$5:.$A$8])" office:value-type="float" office:value="483.456647398844" calcext:value-type="float">
            <text:p>483</text:p>
          </table:table-cell>
        </table:table-row>
        <table:table-row table:style-name="ro1">
          <table:table-cell table:number-columns-repeated="12"/>
          <table:table-cell office:value-type="float" office:value="760" calcext:value-type="float">
            <text:p>760</text:p>
          </table:table-cell>
          <table:table-cell table:formula="of:=FORECAST([.M33];[.$B$5:.$B$8];[.$A$5:.$A$8])" office:value-type="float" office:value="494.936416184971" calcext:value-type="float">
            <text:p>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1" loext:min-decimal-places="11" number:min-integer-digits="1"/>
    </number:number-style>
    <number:number-style style:name="N105">
      <number:number number:decimal-places="10" loext:min-decimal-places="10" number:min-integer-digits="1"/>
    </number:number-style>
    <number:number-style style:name="N106">
      <number:number number:decimal-places="12" loext:min-decimal-places="12"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4" loext:min-decimal-places="14" number:min-integer-digits="1"/>
    </number:number-style>
    <number:number-style style:name="N109">
      <number:number number:decimal-places="15" loext:min-decimal-places="15" number:min-integer-digits="1"/>
    </number:number-style>
    <number:number-style style:name="N110">
      <number:number number:decimal-places="16" loext:min-decimal-places="16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3T20:37:46.681000000</meta:creation-date>
    <dc:date>2020-01-24T00:19:03.919000000</dc:date>
    <meta:editing-duration>PT2H49M46S</meta:editing-duration>
    <meta:editing-cycles>1</meta:editing-cycles>
    <meta:document-statistic meta:table-count="1" meta:cell-count="80" meta:object-count="2"/>
    <meta:generator>LibreOffice/6.3.2.2$Windows_X86_64 LibreOffice_project/98b30e735bda24bc04ab42594c85f7fd8be07b9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6cm" svg:height="12.645cm" xlink:href=".." xlink:type="simple" chart:class="chart:scatter" chart:style-name="ch1">
        <chart:legend chart:legend-position="end" svg:x="18.104cm" svg:y="6.023cm" style:legend-expansion="high" chart:style-name="ch2"/>
        <chart:plot-area chart:style-name="ch3" table:cell-range-address="Foglio1.A2:Foglio1.B8" svg:x="1.513cm" svg:y="0.384cm" svg:width="16.252cm" svg:height="11.159cm">
          <chartooo:coordinate-region svg:x="2.32cm" svg:y="0.583cm" svg:width="15.165cm" svg:height="10.313cm"/>
          <chart:axis chart:dimension="x" chart:name="primary-x" chart:style-name="ch4">
            <chart:title svg:x="8.986cm" svg:y="11.795cm" chart:style-name="ch5">
              <text:p>Setpoint</text:p>
            </chart:title>
            <chart:grid chart:style-name="ch6" chart:class="major"/>
          </chart:axis>
          <chart:axis chart:dimension="y" chart:name="primary-y" chart:style-name="ch4">
            <chart:title svg:x="0.533cm" svg:y="6.946cm" chart:style-name="ch7">
              <text:p>Temperature</text:p>
            </chart:title>
            <chart:grid chart:style-name="ch6" chart:class="major"/>
          </chart:axis>
          <chart:series chart:style-name="ch8" chart:values-cell-range-address="Foglio1.B2:Foglio1.B8" chart:class="chart:scatter">
            <chart:domain table:cell-range-address="Foglio1.A2:Foglio1.A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Foglio1.A2:Foglio1.A8</svg:desc>
                </draw:g>
              </table:table-cell>
              <table:table-cell office:value-type="float" office:value="50">
                <text:p>50</text:p>
                <draw:g>
                  <svg:desc>Foglio1.B2:Foglio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">
                <text:p>6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0">
                <text:p>670</text:p>
              </table:table-cell>
              <table:table-cell office:value-type="float" office:value="420">
                <text:p>4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25cm" svg:height="14.059cm" xlink:href=".." xlink:type="simple" chart:class="chart:scatter" chart:style-name="ch1">
        <chart:legend chart:legend-position="end" svg:x="19.393cm" svg:y="6.73cm" style:legend-expansion="high" chart:style-name="ch2"/>
        <chart:plot-area chart:style-name="ch3" table:cell-range-address="Foglio1.M1:Foglio1.N33" svg:x="0.446cm" svg:y="0.281cm" svg:width="18.501cm" svg:height="13.497cm">
          <chartooo:coordinate-region svg:x="1.253cm" svg:y="0.481cm" svg:width="17.414cm" svg:height="12.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N1:Foglio1.N33" chart:class="chart:scatter">
            <chart:domain table:cell-range-address="Foglio1.M1:Foglio1.M33"/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M</text:p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oglio1.M1:Foglio1.M33</svg:desc>
                </draw:g>
              </table:table-cell>
              <table:table-cell office:value-type="float" office:value="NaN">
                <text:p>NaN</text:p>
                <draw:g>
                  <svg:desc>Foglio1.N1:Foglio1.N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0">
                <text:p>460</text:p>
              </table:table-cell>
              <table:table-cell office:value-type="float" office:value="150.543352601156">
                <text:p>150.543352601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0">
                <text:p>470</text:p>
              </table:table-cell>
              <table:table-cell office:value-type="float" office:value="162.023121387283">
                <text:p>162.023121387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173.50289017341">
                <text:p>173.50289017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">
                <text:p>490</text:p>
              </table:table-cell>
              <table:table-cell office:value-type="float" office:value="184.982658959538">
                <text:p>184.982658959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196.462427745665">
                <text:p>196.462427745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0">
                <text:p>510</text:p>
              </table:table-cell>
              <table:table-cell office:value-type="float" office:value="207.942196531792">
                <text:p>207.942196531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0">
                <text:p>520</text:p>
              </table:table-cell>
              <table:table-cell office:value-type="float" office:value="219.421965317919">
                <text:p>219.421965317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0">
                <text:p>530</text:p>
              </table:table-cell>
              <table:table-cell office:value-type="float" office:value="230.901734104046">
                <text:p>230.901734104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0">
                <text:p>540</text:p>
              </table:table-cell>
              <table:table-cell office:value-type="float" office:value="242.381502890173">
                <text:p>242.381502890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253.861271676301">
                <text:p>253.861271676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0">
                <text:p>560</text:p>
              </table:table-cell>
              <table:table-cell office:value-type="float" office:value="265.341040462428">
                <text:p>265.341040462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0">
                <text:p>570</text:p>
              </table:table-cell>
              <table:table-cell office:value-type="float" office:value="276.820809248555">
                <text:p>276.820809248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288.300578034682">
                <text:p>288.300578034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0">
                <text:p>590</text:p>
              </table:table-cell>
              <table:table-cell office:value-type="float" office:value="299.780346820809">
                <text:p>299.780346820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311.260115606936">
                <text:p>311.260115606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0">
                <text:p>610</text:p>
              </table:table-cell>
              <table:table-cell office:value-type="float" office:value="322.739884393064">
                <text:p>322.739884393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0">
                <text:p>620</text:p>
              </table:table-cell>
              <table:table-cell office:value-type="float" office:value="334.219653179191">
                <text:p>334.219653179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0">
                <text:p>630</text:p>
              </table:table-cell>
              <table:table-cell office:value-type="float" office:value="345.699421965318">
                <text:p>345.699421965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">
                <text:p>640</text:p>
              </table:table-cell>
              <table:table-cell office:value-type="float" office:value="357.179190751445">
                <text:p>357.179190751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0">
                <text:p>650</text:p>
              </table:table-cell>
              <table:table-cell office:value-type="float" office:value="368.658959537572">
                <text:p>368.658959537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">
                <text:p>660</text:p>
              </table:table-cell>
              <table:table-cell office:value-type="float" office:value="380.138728323699">
                <text:p>380.138728323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0">
                <text:p>670</text:p>
              </table:table-cell>
              <table:table-cell office:value-type="float" office:value="391.618497109827">
                <text:p>391.618497109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0">
                <text:p>680</text:p>
              </table:table-cell>
              <table:table-cell office:value-type="float" office:value="403.098265895954">
                <text:p>403.0982658959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0">
                <text:p>690</text:p>
              </table:table-cell>
              <table:table-cell office:value-type="float" office:value="414.578034682081">
                <text:p>414.578034682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0">
                <text:p>700</text:p>
              </table:table-cell>
              <table:table-cell office:value-type="float" office:value="426.057803468208">
                <text:p>426.057803468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0">
                <text:p>710</text:p>
              </table:table-cell>
              <table:table-cell office:value-type="float" office:value="437.537572254335">
                <text:p>437.537572254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0">
                <text:p>720</text:p>
              </table:table-cell>
              <table:table-cell office:value-type="float" office:value="449.017341040462">
                <text:p>449.0173410404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0">
                <text:p>730</text:p>
              </table:table-cell>
              <table:table-cell office:value-type="float" office:value="460.49710982659">
                <text:p>460.497109826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0">
                <text:p>740</text:p>
              </table:table-cell>
              <table:table-cell office:value-type="float" office:value="471.976878612717">
                <text:p>471.976878612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0">
                <text:p>750</text:p>
              </table:table-cell>
              <table:table-cell office:value-type="float" office:value="483.456647398844">
                <text:p>483.456647398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0">
                <text:p>760</text:p>
              </table:table-cell>
              <table:table-cell office:value-type="float" office:value="494.936416184971">
                <text:p>494.936416184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